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Mono"/>
    </style:style>
    <style:style style:name="P2" style:family="paragraph" style:parent-style-name="Preformatted_20_Text">
      <style:text-properties style:font-name="Liberation Mono" officeooo:rsid="001a6734" officeooo:paragraph-rsid="001a6734"/>
    </style:style>
    <style:style style:name="P3" style:family="paragraph" style:parent-style-name="Preformatted_20_Text">
      <style:paragraph-properties fo:text-align="end" style:justify-single-word="false"/>
      <style:text-properties style:font-name="Liberation Mono" officeooo:rsid="001a6734" officeooo:paragraph-rsid="001a6734"/>
    </style:style>
    <style:style style:name="P4" style:family="paragraph" style:parent-style-name="Preformatted_20_Text">
      <style:paragraph-properties fo:text-align="start" style:justify-single-word="false"/>
      <style:text-properties style:font-name="Liberation Mono" officeooo:rsid="001a6734" officeooo:paragraph-rsid="001a6734"/>
    </style:style>
    <style:style style:name="P5" style:family="paragraph" style:parent-style-name="Preformatted_20_Text">
      <style:text-properties style:font-name="Liberation Mono" fo:font-weight="bold" style:font-weight-asian="bold" style:font-weight-complex="bold"/>
    </style:style>
    <style:style style:name="P6" style:family="paragraph" style:parent-style-name="Preformatted_20_Text">
      <style:paragraph-properties fo:text-align="start" style:justify-single-word="false"/>
      <style:text-properties style:font-name="Liberation Mono" fo:font-weight="bold" officeooo:rsid="001a6734" officeooo:paragraph-rsid="001a6734" style:font-weight-asian="bold" style:font-weight-complex="bold"/>
    </style:style>
    <style:style style:name="P7" style:family="paragraph" style:parent-style-name="Preformatted_20_Text">
      <style:text-properties style:font-name="Liberation Mono" fo:font-weight="bold" officeooo:rsid="001bb05e" officeooo:paragraph-rsid="001bb05e" style:font-weight-asian="bold" style:font-weight-complex="bold"/>
    </style:style>
    <style:style style:name="P8" style:family="paragraph" style:parent-style-name="Preformatted_20_Text">
      <style:text-properties style:font-name="Liberation Mono" fo:font-style="normal" fo:font-weight="bold" officeooo:rsid="001bb05e" officeooo:paragraph-rsid="001bb05e" style:font-style-asian="normal" style:font-weight-asian="bold" style:font-style-complex="normal" style:font-weight-complex="bold"/>
    </style:style>
    <style:style style:name="P9" style:family="paragraph" style:parent-style-name="Preformatted_20_Text">
      <style:paragraph-properties fo:text-align="start" style:justify-single-word="false"/>
      <style:text-properties style:font-name="Liberation Mono" fo:font-weight="normal" officeooo:rsid="001a6734" officeooo:paragraph-rsid="001a6734" style:font-weight-asian="normal" style:font-weight-complex="normal"/>
    </style:style>
    <style:style style:name="P10" style:family="paragraph" style:parent-style-name="Preformatted_20_Text">
      <style:text-properties style:font-name="Liberation Mono" fo:font-weight="normal" officeooo:rsid="001bb05e" style:font-weight-asian="normal" style:font-weight-complex="normal"/>
    </style:style>
    <style:style style:name="P11" style:family="paragraph" style:parent-style-name="Preformatted_20_Text">
      <style:paragraph-properties fo:text-align="start" style:justify-single-word="false"/>
      <style:text-properties style:font-name="Liberation Mono" fo:font-weight="normal" officeooo:rsid="001bb05e" officeooo:paragraph-rsid="001a6734" style:font-weight-asian="normal" style:font-weight-complex="normal"/>
    </style:style>
    <style:style style:name="P12" style:family="paragraph" style:parent-style-name="Preformatted_20_Text">
      <style:text-properties style:font-name="Liberation Mono" fo:font-style="italic" fo:font-weight="normal" officeooo:rsid="001bb05e" officeooo:paragraph-rsid="001bb05e" style:font-style-asian="italic" style:font-weight-asian="normal" style:font-style-complex="italic" style:font-weight-complex="normal"/>
    </style:style>
    <style:style style:name="P13" style:family="paragraph" style:parent-style-name="Preformatted_20_Text">
      <style:text-properties style:font-name="Liberation Mono" fo:font-style="normal" fo:font-weight="normal" officeooo:rsid="001bb05e" officeooo:paragraph-rsid="001bb05e" style:font-style-asian="normal" style:font-weight-asian="normal" style:font-style-complex="normal" style:font-weight-complex="normal"/>
    </style:style>
    <style:style style:name="P14" style:family="paragraph" style:parent-style-name="Preformatted_20_Text" style:list-style-name="L1">
      <style:text-properties style:font-name="Liberation Mono" fo:font-style="normal" fo:font-weight="normal" officeooo:rsid="001bb05e" officeooo:paragraph-rsid="001d1143" style:font-style-asian="normal" style:font-weight-asian="normal" style:font-style-complex="normal" style:font-weight-complex="normal"/>
    </style:style>
    <style:style style:name="P15" style:family="paragraph" style:parent-style-name="Preformatted_20_Text" style:list-style-name="L1">
      <style:text-properties style:font-name="Liberation Mono" fo:font-style="normal" fo:font-weight="normal" officeooo:rsid="001d1143" officeooo:paragraph-rsid="001d1143" style:font-style-asian="normal" style:font-weight-asian="normal" style:font-style-complex="normal" style:font-weight-complex="normal"/>
    </style:style>
    <style:style style:name="P16" style:family="paragraph" style:parent-style-name="Preformatted_20_Text" style:list-style-name="L1">
      <style:text-properties style:font-name="Liberation Mono" fo:font-style="normal" fo:font-weight="normal" officeooo:rsid="001e5918" officeooo:paragraph-rsid="001e5918"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bb05e"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1d11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ame Design Document of Virtual Exhibition developed at Alternative Technology </text:p>
      <text:p text:style-name="P2"/>
      <text:p text:style-name="P3">Documented by: Sushant Thapa</text:p>
      <text:p text:style-name="P3"/>
      <text:p text:style-name="P4"/>
      <text:p text:style-name="P6"/>
      <text:p text:style-name="P6">Story: <text:span text:style-name="T1">The game focuses mainly on display of designs on artifacts and interior objects. Carpets, rugs and other weaveable items, where the designs of the company can be showcased are given special emphasis. The main idea is to fully emulate the experience of a exhibition as pragmatically as possible.</text:span></text:p>
      <text:p text:style-name="P9"/>
      <text:p text:style-name="P6">Characters: <text:span text:style-name="T1">The primary character in the current game is the player(user) themselves. They explore the various stalls in the exhibition. </text:span></text:p>
      <text:p text:style-name="P11"><text:tab/>Depending on the success of prototypes, addition of other real time users along with the presenters at the stall is a possibility. </text:p>
      <text:p text:style-name="P1"/>
      <text:p text:style-name="P5">Level design: <text:span text:style-name="T2">Right now, the concept of level does not make much sense because it is not a competitive game. However, reward systems to unlock special features can be employed. Another possibility is the use of levels to indicate various environments, but this is still an open possibility. </text:span></text:p>
      <text:p text:style-name="P10"/>
      <text:p text:style-name="P7">Art, sound and music: <text:span text:style-name="T1"><text:s/></text:span><text:span text:style-name="T3">TBD</text:span></text:p>
      <text:p text:style-name="P12"/>
      <text:p text:style-name="P8">User Interface and Game Controls: <text:span text:style-name="T1">Currently, the user interface and Game control will be the closest to an FPS (First Person Shooting) game, and should be as intuitive as possible. Additional button and controls will be determined as the game progresses.</text:span></text:p>
      <text:p text:style-name="P13"/>
      <text:p text:style-name="P8">Monetization: <text:span text:style-name="T1">The game’s source of expected revenue will be by </text:span></text:p>
      <text:p text:style-name="P13"/>
      <text:list xml:id="list2362776455" text:style-name="L1">
        <text:list-item>
          <text:p text:style-name="P14">Users who want to host exhibitions.</text:p>
        </text:list-item>
        <text:list-item>
          <text:p text:style-name="P14"><text:span text:style-name="T4">Users who want to present in exhibitions.</text:span> </text:p>
        </text:list-item>
        <text:list-item>
          <text:p text:style-name="P15">Users who want to attend exhibitions.</text:p>
        </text:list-item>
        <text:list-item>
          <text:p text:style-name="P16">Exhibitions can act as auctions</text:p>
          <text:list>
            <text:list-item>
              <text:p text:style-name="P16">Auction as platform</text:p>
            </text:list-item>
            <text:list-item>
              <text:p text:style-name="P16">Auction where Alternative Technology gets sales commissio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7-03T08:21:08.245699547</dc:date>
    <meta:editing-duration>PT17M43S</meta:editing-duration>
    <meta:editing-cycles>3</meta:editing-cycles>
    <meta:generator>LibreOffice/6.4.3.2$Linux_X86_64 LibreOffice_project/40$Build-2</meta:generator>
    <meta:document-statistic meta:table-count="0" meta:image-count="0" meta:object-count="0" meta:page-count="1" meta:paragraph-count="15" meta:word-count="249" meta:character-count="1546" meta:non-whitespace-character-count="1310"/>
  </office:meta>
</office:document-meta>
</file>